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paragraph-rsid="001a4d35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paragraph-rsid="001b9645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a01fd" officeooo:paragraph-rsid="001a01f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4pt" fo:font-weight="bold" officeooo:rsid="001a01fd" officeooo:paragraph-rsid="001a01f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a4d35" officeooo:paragraph-rsid="001b9645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a4d35" officeooo:paragraph-rsid="001a4d35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text-properties fo:font-size="14pt" fo:font-weight="normal" officeooo:paragraph-rsid="001b9645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text-properties fo:font-size="14pt" fo:font-weight="normal" officeooo:rsid="001a01fd" officeooo:paragraph-rsid="001b9645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a4d35" officeooo:paragraph-rsid="001a4d35" style:font-size-asian="14pt" style:font-weight-asian="normal" style:font-size-complex="14pt" style:font-weight-complex="normal"/>
    </style:style>
    <style:style style:name="P11" style:family="paragraph" style:parent-style-name="Standard" style:list-style-name="L2">
      <style:text-properties fo:font-size="14pt" fo:font-weight="normal" officeooo:rsid="001b9645" officeooo:paragraph-rsid="001b9645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b9645" officeooo:paragraph-rsid="001b9645" style:font-size-asian="14pt" style:font-weight-asian="normal" style:font-size-complex="14pt" style:font-weight-complex="normal"/>
    </style:style>
    <style:style style:name="P13" style:family="paragraph" style:parent-style-name="Standard" style:list-style-name="L1">
      <style:text-properties officeooo:paragraph-rsid="001b9645"/>
    </style:style>
    <style:style style:name="T1" style:family="text">
      <style:text-properties officeooo:rsid="001a01f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009fa3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1a01fd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1a4d35" style:font-size-asian="14pt" style:font-weight-asian="normal" style:font-size-complex="14pt" style:font-weight-complex="normal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officeooo:rsid="001a4d35"/>
    </style:style>
    <style:style style:name="T8" style:family="text">
      <style:text-properties fo:font-weight="normal" officeooo:rsid="001a4d35" style:font-weight-asian="normal" style:font-weight-complex="normal"/>
    </style:style>
    <style:style style:name="T9" style:family="text">
      <style:text-properties fo:font-weight="normal" officeooo:rsid="001b9645" style:font-weight-asian="normal" style:font-weight-complex="normal"/>
    </style:style>
    <style:style style:name="T10" style:family="text">
      <style:text-properties fo:font-weight="normal" officeooo:rsid="001dbc14" style:font-weight-asian="normal" style:font-weight-complex="normal"/>
    </style:style>
    <style:style style:name="T11" style:family="text">
      <style:text-properties officeooo:rsid="001b964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/>
      <text:p text:style-name="P1"><text:span text:style-name="T7">Nome scenario: </text:span><text:span text:style-name="T8">Modifica </text:span><text:span text:style-name="T9">fascia oraria</text:span></text:p>
      <text:p text:style-name="P10"/>
      <text:p text:style-name="P1"><text:span text:style-name="T7">Partecipanti: <text:s/></text:span><text:span text:style-name="T8">Giorgio(genitore,ricercatore)</text:span></text:p>
      <text:p text:style-name="P10"><text:s text:c="25"/>Carlo(gestore)</text:p>
      <text:p text:style-name="P10"/>
      <text:p text:style-name="P6">Flusso degli eventi: <text:s/></text:p>
      <text:list xml:id="list35231519" text:style-name="L2">
        <text:list-item>
          <text:p text:style-name="P11">Giorgio vuole modificare la fascia oraria. Attualmente quella selezionata è la full-time (8:30-16:30 comprensiva di pasti).</text:p>
        </text:list-item>
        <text:list-item>
          <text:p text:style-name="P11">Accede al sistema loggandosi come genitore.</text:p>
        </text:list-item>
        <text:list-item>
          <text:p text:style-name="P11">Entra nell'area “Profilo iscrizione”.</text:p>
        </text:list-item>
        <text:list-item>
          <text:p text:style-name="P11">Clicca su “Modifica profilo”.</text:p>
        </text:list-item>
        <text:list-item>
          <text:p text:style-name="P11">Il sistema risponde inviando un form contenente tutte le informazioni relative all'iscrizione che è possibile modificare. </text:p>
        </text:list-item>
        <text:list-item>
          <text:p text:style-name="P11">Giorgio va nel campo fascia oraria,seleziona la fascia oraria “Part-time(8:30-12:00 senza pasti)” e preme il tasto “Invia modifiche”.</text:p>
        </text:list-item>
        <text:list-item>
          <text:p text:style-name="P11">Il sistema riceve il form completo e lo invia a Carlo(Gestore).</text:p>
        </text:list-item>
        <text:list-item>
          <text:p text:style-name="P11">Carlo riceve una notifica,visualizza la richiesta di modifica e controlla la sua pertinenza. Accetta la modifica ed invia un messaggio di “avvenuta modifica” al sistema.</text:p>
        </text:list-item>
        <text:list-item>
          <text:p text:style-name="P11">Il sistema riceve il messaggio di “avvenuta modifica” ed invia la notifica a Giorgio.</text:p>
        </text:list-item>
        <text:list-item>
          <text:p text:style-name="P11"><text:s/>Giorgio riceve la notifica e legge l'avvenuta modifica.</text:p>
        </text:list-item>
      </text:list>
      <text:p text:style-name="P12"/>
      <text:p text:style-name="P7"/>
      <text:p text:style-name="P7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2:03:05.55</meta:creation-date>
    <dc:date>2012-10-16T15:10:08.49</dc:date>
    <meta:editing-duration>PT33M23S</meta:editing-duration>
    <meta:editing-cycles>4</meta:editing-cycles>
    <meta:generator>LibreOffice/3.6$Windows_x86 LibreOffice_project/da8c1e6-fd468f4-454e206-f42a4a9-143cfd</meta:generator>
    <meta:document-statistic meta:table-count="0" meta:image-count="0" meta:object-count="0" meta:page-count="1" meta:paragraph-count="14" meta:word-count="143" meta:character-count="1023" meta:non-whitespace-character-count="874"/>
  </office:meta>
</office:document-meta>
</file>